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Cisco" svg:font-family="Cisco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bon" svg:font-family="Sabo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7dbe1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0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c52031" loext:decorative="false"/>
    </style:style>
    <style:style style:name="gr6" style:family="graphic" style:parent-style-name="standard">
      <style:graphic-properties draw:stroke="none" draw:fill="solid" draw:fill-color="#005568" loext:decorative="false"/>
    </style:style>
    <style:style style:name="gr7" style:family="graphic" style:parent-style-name="standard">
      <style:graphic-properties draw:stroke="solid" svg:stroke-width="0.211cm" svg:stroke-color="#939598" draw:stroke-linejoin="miter" svg:stroke-linecap="butt" draw:fill="none" fo:padding-top="0.105cm" fo:padding-bottom="0.105cm" fo:padding-left="0.105cm" fo:padding-right="0.10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54cm" fo:min-width="8.1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2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231f20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27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8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17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2.8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2.57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2.78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9.1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8.6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8.97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0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1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6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0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25.19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9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1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3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3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5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65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c7dbe1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solid" draw:fill-color="#c52031"/>
    </style:style>
    <style:style style:name="P5" style:family="paragraph">
      <loext:graphic-properties draw:fill="solid" draw:fill-color="#005568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/>
      <style:text-properties fo:font-size="9.5pt" style:font-size-asian="9.5pt" style:font-size-complex="9.5pt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13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231f20" loext:opacity="100%" style:font-name="Cisco" fo:font-size="9pt" fo:font-weight="normal" style:font-name-asian="Cisco" style:font-size-asian="9pt" style:font-weight-asian="normal" style:font-name-complex="Cisco" style:font-size-complex="9pt" style:font-weight-complex="normal"/>
    </style:style>
    <style:style style:name="T2" style:family="text">
      <style:text-properties fo:color="#231f20" loext:opacity="100%" style:font-name="Cisco" fo:font-size="9pt" fo:font-weight="350" style:font-name-asian="Cisco" style:font-size-asian="9pt" style:font-weight-asian="350" style:font-name-complex="Cisco" style:font-size-complex="9pt" style:font-weight-complex="350"/>
    </style:style>
    <style:style style:name="T3" style:family="text">
      <style:text-properties fo:color="#231f20" loext:opacity="100%" style:font-name="Cisco" fo:font-size="26pt" fo:font-weight="350" style:font-name-asian="Cisco" style:font-size-asian="26pt" style:font-weight-asian="350" style:font-name-complex="Cisco" style:font-size-complex="26pt" style:font-weight-complex="350"/>
    </style:style>
    <style:style style:name="T4" style:family="text">
      <style:text-properties fo:color="#231f20" loext:opacity="100%" style:font-name="Cisco" fo:font-size="9.5pt" fo:font-weight="350" style:font-name-asian="Cisco" style:font-size-asian="9.5pt" style:font-weight-asian="350" style:font-name-complex="Cisco" style:font-size-complex="9.5pt" style:font-weight-complex="350"/>
    </style:style>
    <style:style style:name="T5" style:family="text">
      <style:text-properties fo:color="#c52031" loext:opacity="100%" style:font-name="Cisco" fo:font-size="9.5pt" fo:font-weight="350" style:font-name-asian="Cisco" style:font-size-asian="9.5pt" style:font-weight-asian="350" style:font-name-complex="Cisco" style:font-size-complex="9.5pt" style:font-weight-complex="350"/>
    </style:style>
    <style:style style:name="T6" style:family="text">
      <style:text-properties fo:color="#231f20" loext:opacity="100%" style:font-name="Cisco" fo:font-size="5pt" fo:font-weight="350" style:font-name-asian="Cisco" style:font-size-asian="5pt" style:font-weight-asian="350" style:font-name-complex="Cisco" style:font-size-complex="5pt" style:font-weight-complex="350"/>
    </style:style>
    <style:style style:name="T7" style:family="text">
      <style:text-properties fo:color="#000000" loext:opacity="100%" style:font-name="Sabon" fo:font-size="28pt" fo:font-weight="bold" style:font-name-asian="Sabon" style:font-size-asian="28pt" style:font-weight-asian="bold" style:font-name-complex="Sabon" style:font-size-complex="28pt" style:font-weight-complex="bold"/>
    </style:style>
    <style:style style:name="T8" style:family="text">
      <style:text-properties fo:color="#000000" loext:opacity="100%" style:font-name="Helvetica" fo:font-size="11.6000003814697pt" fo:font-weight="normal" style:font-name-asian="Helvetica" style:font-size-asian="11.6000003814697pt" style:font-weight-asian="normal" style:font-name-complex="Helvetica" style:font-size-complex="11.6000003814697pt" style:font-weight-complex="normal"/>
    </style:style>
    <style:style style:name="T9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style:style style:name="T10" style:family="text">
      <style:text-properties fo:color="#000000" loext:opacity="100%" style:font-name="Sabon" fo:font-size="24pt" fo:font-weight="bold" style:font-name-asian="Sabon" style:font-size-asian="24pt" style:font-weight-asian="bold" style:font-name-complex="Sabon" style:font-size-complex="24pt" style:font-weight-complex="bold"/>
    </style:style>
    <style:style style:name="T11" style:family="text">
      <style:text-properties fo:color="#000000" loext:opacity="100%" style:font-name="Sabon" fo:font-size="12pt" fo:font-weight="normal" style:font-name-asian="Sabon" style:font-size-asian="12pt" style:font-weight-asian="normal" style:font-name-complex="Sabon" style:font-size-complex="12pt" style:font-weight-complex="normal"/>
    </style:style>
    <style:style style:name="T12" style:family="text">
      <style:text-properties fo:color="#000000" loext:opacity="100%" style:font-name="Sabon" fo:font-size="10pt" fo:font-weight="normal" style:font-name-asian="Sabon" style:font-size-asian="10pt" style:font-weight-asian="normal" style:font-name-complex="Sabon" style:font-size-complex="10pt" style:font-weight-complex="normal"/>
    </style:style>
    <style:style style:name="T13" style:family="text">
      <style:text-properties fo:color="#000000" loext:opacity="100%" style:font-name="Sabon" fo:font-size="8pt" fo:font-weight="normal" style:font-name-asian="Sabon" style:font-size-asian="8pt" style:font-weight-asian="normal" style:font-name-complex="Sabon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4.783cm" svg:height="18.331cm" svg:x="1.579cm" svg:y="1.625cm" svg:viewBox="0 0 24784 18332" draw:points="0,0 24784,0 24784,18332 0,18332">
          <text:p/>
        </draw:polygon>
        <draw:frame draw:style-name="gr2" draw:text-style-name="P3" draw:layer="layout" svg:width="2.368cm" svg:height="0.433cm" svg:x="20.832cm" svg:y="16.302cm">
          <draw:text-box>
            <text:p text:style-name="P2"><text:span text:style-name="T1">John Chambers </text:span></text:p>
          </draw:text-box>
        </draw:frame>
        <draw:frame draw:style-name="gr3" draw:text-style-name="P3" draw:layer="layout" svg:width="2.904cm" svg:height="0.433cm" svg:x="20.832cm" svg:y="16.673cm">
          <draw:text-box>
            <text:p text:style-name="P2"><text:span text:style-name="T2">Chairman and CEO </text:span></text:p>
          </draw:text-box>
        </draw:frame>
        <draw:frame draw:style-name="gr4" draw:text-style-name="P3" draw:layer="layout" svg:width="2.886cm" svg:height="0.433cm" svg:x="20.832cm" svg:y="17.043cm">
          <draw:text-box>
            <text:p text:style-name="P2"><text:span text:style-name="T2">Cisco Systems, Inc. </text:span></text:p>
          </draw:text-box>
        </draw:frame>
        <draw:polygon draw:style-name="gr5" draw:text-style-name="P4" draw:layer="layout" svg:width="0.111cm" svg:height="0.441cm" svg:x="3.936cm" svg:y="3.416cm" svg:viewBox="0 0 112 442" draw:points="0,0 112,0 112,442 0,442">
          <text:p/>
        </draw:polygon>
        <draw:path draw:style-name="gr5" draw:text-style-name="P4" draw:layer="layout" svg:width="0.337cm" svg:height="0.457cm" svg:x="4.608cm" svg:y="3.408cm" svg:viewBox="0 0 338 458" svg:d="M338 135c-4-2-40-23-95-23-72 0-122 50-122 117 0 66 48 118 122 118 54 0 90-20 95-23v118c-14 4-52 16-102 16-126 0-236-86-236-229 0-131 100-229 236-229 53 0 92 14 102 17z">
          <text:p/>
        </draw:path>
        <draw:path draw:style-name="gr5" draw:text-style-name="P4" draw:layer="layout" svg:width="0.337cm" svg:height="0.457cm" svg:x="3.446cm" svg:y="3.408cm" svg:viewBox="0 0 338 458" svg:d="M338 135c-5-2-41-23-94-23-72 0-122 50-122 117 0 66 48 118 122 118 52 0 89-20 94-23v118c-14 4-52 16-102 16-125 0-236-86-236-229 0-131 101-229 236-229 52 0 91 14 102 17z">
          <text:p/>
        </draw:path>
        <draw:path draw:style-name="gr5" draw:text-style-name="P4" draw:layer="layout" svg:width="0.467cm" svg:height="0.457cm" svg:x="5.062cm" svg:y="3.408cm" svg:viewBox="0 0 468 458" svg:d="M233 113c-66 0-115 52-115 117 0 64 49 116 115 116 67 0 117-52 117-116 0-65-50-117-117-117zM468 230c0 126-98 228-235 228-135 0-233-102-233-228 0-127 98-230 233-230 137 0 235 103 235 230z">
          <text:p/>
        </draw:path>
        <draw:path draw:style-name="gr5" draw:text-style-name="P4" draw:layer="layout" svg:width="0.305cm" svg:height="0.457cm" svg:x="4.196cm" svg:y="3.408cm" svg:viewBox="0 0 306 458" svg:d="M274 109c-1 0-48-13-88-13-44 0-68 15-68 36 0 27 32 36 51 42l30 10c74 23 107 72 107 126 0 111-99 148-184 148-59 0-115-11-120-12v-102c9 3 56 17 105 17 55 0 81-16 81-41 0-23-22-36-50-44-7-3-17-6-24-8-62-20-114-56-114-129 0-83 62-139 165-139 55 0 106 13 109 14z">
          <text:p/>
        </draw:path>
        <draw:path draw:style-name="gr6" draw:text-style-name="P5" draw:layer="layout" svg:width="0.111cm" svg:height="0.227cm" svg:x="3.217cm" svg:y="2.886cm" svg:viewBox="0 0 112 228" svg:d="M112 56c0-31-25-56-55-56-32 0-57 25-57 56v116c0 31 25 56 57 56 30 0 55-25 55-56z">
          <text:p/>
        </draw:path>
        <draw:path draw:style-name="gr6" draw:text-style-name="P5" draw:layer="layout" svg:width="0.111cm" svg:height="0.379cm" svg:x="3.521cm" svg:y="2.734cm" svg:viewBox="0 0 112 380" svg:d="M112 55c0-30-25-55-56-55s-56 25-56 55v269c0 31 25 56 56 56s56-25 56-56z">
          <text:p/>
        </draw:path>
        <draw:path draw:style-name="gr6" draw:text-style-name="P5" draw:layer="layout" svg:width="0.11cm" svg:height="0.697cm" svg:x="3.825cm" svg:y="2.526cm" svg:viewBox="0 0 111 698" svg:d="M111 55c0-30-24-55-56-55-30 0-55 25-55 55v587c0 31 25 56 55 56 32 0 56-25 56-56z">
          <text:p/>
        </draw:path>
        <draw:path draw:style-name="gr6" draw:text-style-name="P5" draw:layer="layout" svg:width="0.11cm" svg:height="0.379cm" svg:x="4.129cm" svg:y="2.734cm" svg:viewBox="0 0 111 380" svg:d="M111 55c0-30-26-55-56-55-31 0-55 25-55 55v269c0 31 24 56 55 56 30 0 56-25 56-56z">
          <text:p/>
        </draw:path>
        <draw:path draw:style-name="gr6" draw:text-style-name="P5" draw:layer="layout" svg:width="0.11cm" svg:height="0.227cm" svg:x="4.432cm" svg:y="2.886cm" svg:viewBox="0 0 111 228" svg:d="M111 56c0-31-24-56-54-56-31 0-57 25-57 56v116c0 31 26 56 57 56 30 0 54-25 54-56z">
          <text:p/>
        </draw:path>
        <draw:path draw:style-name="gr6" draw:text-style-name="P5" draw:layer="layout" svg:width="0.11cm" svg:height="0.379cm" svg:x="4.736cm" svg:y="2.734cm" svg:viewBox="0 0 111 380" svg:d="M111 55c0-30-24-55-55-55s-56 25-56 55v269c0 31 25 56 56 56s55-25 55-56z">
          <text:p/>
        </draw:path>
        <draw:path draw:style-name="gr6" draw:text-style-name="P5" draw:layer="layout" svg:width="0.11cm" svg:height="0.697cm" svg:x="5.04cm" svg:y="2.526cm" svg:viewBox="0 0 111 698" svg:d="M111 55c0-30-24-55-56-55-30 0-55 25-55 55v587c0 31 25 56 55 56 32 0 56-25 56-56z">
          <text:p/>
        </draw:path>
        <draw:path draw:style-name="gr6" draw:text-style-name="P5" draw:layer="layout" svg:width="0.111cm" svg:height="0.379cm" svg:x="5.343cm" svg:y="2.734cm" svg:viewBox="0 0 112 380" svg:d="M112 55c0-30-26-55-57-55-30 0-55 25-55 55v269c0 31 25 56 55 56 31 0 57-25 57-56z">
          <text:p/>
        </draw:path>
        <draw:path draw:style-name="gr6" draw:text-style-name="P5" draw:layer="layout" svg:width="0.11cm" svg:height="0.227cm" svg:x="5.647cm" svg:y="2.886cm" svg:viewBox="0 0 111 228" svg:d="M111 56c0-31-24-56-55-56-30 0-56 25-56 56v116c0 31 26 56 56 56 31 0 55-25 55-56z">
          <text:p/>
        </draw:path>
        <draw:polygon draw:style-name="gr5" draw:text-style-name="P4" draw:layer="layout" svg:width="0.048cm" svg:height="0.058cm" svg:x="5.646cm" svg:y="3.799cm" svg:viewBox="0 0 49 59" draw:points="49,0 49,8 29,8 29,59 21,59 21,8 0,8 0,0">
          <text:p/>
        </draw:polygon>
        <draw:polygon draw:style-name="gr5" draw:text-style-name="P4" draw:layer="layout" svg:width="0.059cm" svg:height="0.058cm" svg:x="5.698cm" svg:y="3.799cm" svg:viewBox="0 0 60 59" draw:points="0,0 12,0 30,49 47,0 60,0 60,59 51,59 51,12 33,59 25,59 8,12 8,59 0,59">
          <text:p/>
        </draw:polygon>
        <draw:polygon draw:style-name="gr7" draw:text-style-name="P6" draw:layer="layout" svg:width="25.401cm" svg:height="19.015cm" svg:x="1.271cm" svg:y="1.283cm" svg:viewBox="0 0 25402 19016" draw:points="25402,19016 0,19016 0,0 25402,0">
          <text:p/>
        </draw:polygon>
        <draw:frame draw:style-name="gr8" draw:text-style-name="P7" draw:layer="layout" svg:width="8.183cm" svg:height="1.254cm" svg:x="10.064cm" svg:y="4.607cm">
          <draw:text-box>
            <text:p text:style-name="P2"><text:span text:style-name="T3">Cisco Certifications</text:span></text:p>
          </draw:text-box>
        </draw:frame>
        <draw:frame draw:style-name="gr9" draw:text-style-name="P8" draw:layer="layout" svg:width="6.129cm" svg:height="0.454cm" svg:x="3.184cm" svg:y="16.285cm">
          <draw:text-box>
            <text:p text:style-name="P2"><text:span text:style-name="T4">Validate this certificate’s authenticity at</text:span></text:p>
          </draw:text-box>
        </draw:frame>
        <draw:path draw:style-name="gr10" draw:text-style-name="P9" draw:layer="layout" svg:width="5.939cm" svg:height="1.188cm" svg:x="19.162cm" svg:y="15.452cm" svg:viewBox="0 0 5940 1189" svg:d="M3252 408l-9 2-4 11c0 0 14-3 17-6 3-4-4-7-4-7zM3296 385l-8 4-3 9c0 0 17-3 18-6 1-4-7-7-7-7zM3271 133c0 0-97 47-110 76-13 30 135-61 110-76zM2898 397c0 0-213 89-300 77-106-16-6-121 13-153 19-31 364-192 364-192l10 19-74 63 4-34-218 117c0 0-116 68-112 131 0 0-21 34 72 21 93-12 296-95 296-95l172-152c0 0 231-180 178-47 0 0-182 125-256 174-74 48-110 67-108 82s31-2 31-2l144-68 11 13c0 0-70 91-6 74 0 0 112-30 118-42 6-13 133-70 133-70l22 17 27-4 9 12c0 0-130 110-96 129s248-93 273-118l19 8c0 0-40 64-27 64s116-53 116-53l17 10c0 0-8 70 0 70 9 0 81-51 81-51 0 0 84 77 184 5 0 0 38-30 49-66 10-36 201-264 220-262l21 27c0 0-72 136-227 284 0 0-74 118-14 106l8-7c11-4 135-116 167-154s9-9 9-9c0 0 65 11 87 11 21 0 48-11 48-11l40-2c0 0 155-82 172-34 17 49-119 45-119 45 0 0-114 21-59 89 0 0 114 59 305-104l15 4c0 0-68 178-17 161s288-205 288-214c0-8 44-6 23 100-9 12-87 84-81 101 0 0 161 23 374-33 106-28 227-87 352-158 95-54 182-108 278-200l6 10c0 0-383 360-747 392-302 26-322 17-322 17 0 0-6-21 0-30 6-7 119-101 119-101l-2-66c0 0-197 167-246 188-49 22-91 49-91-2l13-108c0 0-117 72-176 72s-159 24-121-108c0 0-103 3-124 0 0 0-170 168-195 180-26 13-72-10-57-91 0 0-89 49-180-6 0 0-79 66-115 61 0 0 5-59 5-76s-110 64-129 64c-20 0-26-17-26-17l9-45c0 0-201 127-240 74 0 0-25-10-8-65 0 0-39 27-70 42-37 18-74 15-74 15 0 0-25 10-15-38 0 0-91 44-78-49l-159 64c0 0-91 33-13-56zM2160 446h-15l-4 19 19 13zM1931 181l297-98-304 396c0 0-85 48-101-47 13-5 58-42 58-42l-31 42c0 0-19 18 13 32 32 13 63-24 63-24l240-307-226 61h-28zM1113 225c0 0 35-29 35-50s-45 28-35 50zM436 617c0 0-265 247-399 508 0 0 226-176 399-508zM401 472c0 0 211-505 303-470 92 36-148 480-148 480 0 0 232-137 250-148s14 21 14 21c0 0-215 166-197 184 17 17 134 10 225-145 0 0 8-28 18-11 0 0 106 11 229-197 0 0 9-9 22-20 3-2 5-4 8-6 20-15 45-31 62-27 0 0 28 74-148 180 0 0-60 106-81 152 28-8 215-195 145 0l218-134 21 38-28 88 110-88 17 14-21 159-18-7 7-123-141 120-17-4c0 0 67-141 53-155-15-14-166 106-166 106 0 0-88 46-71-14l7-57c0 0-169 117-183 167 0 0-25 32-28 10l98-216c0 0-63 36-84 36 0 0-117 162-205 158 0 0-120 37-42-81 0 0-92 43-110 64 0 0-263 436-486 629-82 70 10-141 24-156 14-14 304-405 427-480 0 0 240-388 205-519 0 0-184 215-265 448 0 0-3 35-24 4z">
          <text:p/>
        </draw:path>
        <draw:frame draw:style-name="gr11" draw:text-style-name="P8" draw:layer="layout" svg:width="8.279cm" svg:height="0.454cm" svg:x="3.184cm" svg:y="17.062cm">
          <draw:text-box>
            <text:p text:style-name="P2"><text:span text:style-name="T4">Certificate Verification No. <text:s text:c="47"/></text:span></text:p>
          </draw:text-box>
        </draw:frame>
        <draw:frame draw:style-name="gr12" draw:text-style-name="P8" draw:layer="layout" svg:width="5.581cm" svg:height="0.454cm" svg:x="3.184cm" svg:y="16.674cm">
          <draw:text-box>
            <text:p text:style-name="P2"><text:span text:style-name="T5">www.cisco.com/go/verifycertificate </text:span></text:p>
          </draw:text-box>
        </draw:frame>
        <draw:frame draw:style-name="gr13" draw:text-style-name="P10" draw:layer="layout" svg:width="0.175cm" svg:height="0.243cm" svg:x="3.185cm" svg:y="18.03cm">
          <draw:text-box>
            <text:p text:style-name="P2"><text:span text:style-name="T6"><text:s/></text:span></text:p>
          </draw:text-box>
        </draw:frame>
        <draw:frame draw:style-name="gr14" draw:text-style-name="P10" draw:layer="layout" svg:width="22.85cm" svg:height="0.243cm" svg:x="3.185cm" svg:y="18.242cm">
          <draw:text-box>
            <text:p text:style-name="P2"><text:span text:style-name="T6">©2006 Cisco Systems, Inc. All rights reserved. CCVP, the Cisco logo, and the Cisco Square Bridge logo are trademarks of Cisco Systems, Inc.; Changing the Way We Work, Live, Play, and Learn is a service mark of Cisco Systems, Inc.; and Access Registrar, Aironet, BPX, Catalyst, </text:span></text:p>
          </draw:text-box>
        </draw:frame>
        <draw:frame draw:style-name="gr15" draw:text-style-name="P10" draw:layer="layout" svg:width="22.575cm" svg:height="0.243cm" svg:x="3.185cm" svg:y="18.454cm">
          <draw:text-box>
            <text:p text:style-name="P2"><text:span text:style-name="T6">CCDA, CCDP, CCIE, CCIP, CCNA, CCNP, CCSP, Cisco, the Cisco Certified Internetwork Expert logo, Cisco IOS, Cisco Press, Cisco Systems, Cisco Systems Capital, the Cisco Systems logo, Cisco Unity, Enterprise/Solver, EtherChannel, EtherFast, EtherSwitch, Fast Step, Follow Me </text:span></text:p>
          </draw:text-box>
        </draw:frame>
        <draw:frame draw:style-name="gr16" draw:text-style-name="P10" draw:layer="layout" svg:width="22.786cm" svg:height="0.243cm" svg:x="3.185cm" svg:y="18.665cm">
          <draw:text-box>
            <text:p text:style-name="P2"><text:span text:style-name="T6">Browsing, FormShare, GigaDrive, GigaStack, HomeLink, Internet Quotient, IOS, IP/TV, iQ Expertise, the iQ logo, iQ Net Readiness Scorecard, iQuick Study, LightStream, Linksys, MeetingPlace, MGX, Networking Academy, Network Registrar, Packet, PIX, ProConnect, RateMUX, </text:span></text:p>
          </draw:text-box>
        </draw:frame>
        <draw:frame draw:style-name="gr17" draw:text-style-name="P10" draw:layer="layout" svg:width="19.156cm" svg:height="0.243cm" svg:x="3.185cm" svg:y="18.877cm">
          <draw:text-box>
            <text:p text:style-name="P2"><text:span text:style-name="T6">ScriptShare, SlideCast, SMARTnet, StackWise, The Fastest Way to Increase Your Internet Quotient, and TransPath are registered trademarks of Cisco Systems, Inc. and/or its affiliates in the United States and certain other countries. </text:span></text:p>
          </draw:text-box>
        </draw:frame>
        <draw:frame draw:style-name="gr13" draw:text-style-name="P10" draw:layer="layout" svg:width="0.175cm" svg:height="0.243cm" svg:x="3.185cm" svg:y="19.089cm">
          <draw:text-box>
            <text:p text:style-name="P2"><text:span text:style-name="T6"><text:s/></text:span></text:p>
          </draw:text-box>
        </draw:frame>
        <draw:path draw:style-name="gr10" draw:text-style-name="P9" draw:layer="layout" svg:width="0.388cm" svg:height="0.443cm" svg:x="13.12cm" svg:y="12.872cm" svg:viewBox="0 0 389 444" svg:d="M389 275c0 45-34 169-181 169-128 0-208-84-208-221 0-131 82-223 208-223 146 0 179 110 180 149h-61c-3-39-35-102-119-102-98 0-147 80-147 176 0 100 54 174 147 174 90 0 118-78 121-122z">
          <text:p/>
        </draw:path>
        <draw:path draw:style-name="gr10" draw:text-style-name="P9" draw:layer="layout" svg:width="0.389cm" svg:height="0.443cm" svg:x="13.555cm" svg:y="12.872cm" svg:viewBox="0 0 390 444" svg:d="M390 275c0 45-35 169-182 169-127 0-208-84-208-221 0-131 83-223 208-223 147 0 180 110 180 149h-61c-2-39-35-102-119-102-97 0-146 80-146 176 0 100 53 174 146 174 91 0 119-78 121-122z">
          <text:p/>
        </draw:path>
        <draw:polygon draw:style-name="gr10" draw:text-style-name="P9" draw:layer="layout" svg:width="0.343cm" svg:height="0.423cm" svg:x="14.015cm" svg:y="12.882cm" svg:viewBox="0 0 344 424" draw:points="81,0 290,350 292,350 292,0 344,0 344,424 271,424 54,66 52,66 52,424 0,424 0,0">
          <text:p/>
        </draw:polygon>
        <draw:path draw:style-name="gr10" draw:text-style-name="P9" draw:layer="layout" svg:width="0.417cm" svg:height="0.423cm" svg:x="14.406cm" svg:y="12.882cm" svg:viewBox="0 0 418 424" svg:d="M287 262l-77-201h-2l-81 201zM245 0l173 424h-66l-46-111h-199l-46 111h-61l179-424z">
          <text:p/>
        </draw:path>
        <draw:polygon draw:style-name="gr10" draw:text-style-name="P9" draw:layer="layout" svg:width="1.587cm" svg:height="0.031cm" svg:x="13.169cm" svg:y="13.421cm" svg:viewBox="0 0 1588 32" draw:points="0,0 1588,0 1588,32 0,32">
          <text:p/>
        </draw:polygon>
        <draw:polygon draw:style-name="gr10" draw:text-style-name="P9" draw:layer="layout" svg:width="2.073cm" svg:height="0.031cm" svg:x="12.926cm" svg:y="12.739cm" svg:viewBox="0 0 2074 32" draw:points="0,0 2074,0 2074,32 0,32">
          <text:p/>
        </draw:polygon>
        <draw:path draw:style-name="gr10" draw:text-style-name="P9" draw:layer="layout" svg:width="0.167cm" svg:height="0.191cm" svg:x="13.51cm" svg:y="12.206cm" svg:viewBox="0 0 168 192" svg:d="M168 119c0 19-15 73-79 73-55 0-89-36-89-96 0-56 35-96 89-96 64 0 78 47 79 64h-27c-1-17-15-44-52-44-42 0-63 35-63 76 0 44 23 76 63 76s52-34 53-53z">
          <text:p/>
        </draw:path>
        <draw:polygon draw:style-name="gr10" draw:text-style-name="P9" draw:layer="layout" svg:width="0.025cm" svg:height="0.183cm" svg:x="13.731cm" svg:y="12.21cm" svg:viewBox="0 0 26 184" draw:points="0,0 26,0 26,184 0,184">
          <text:p/>
        </draw:polygon>
        <draw:path draw:style-name="gr10" draw:text-style-name="P9" draw:layer="layout" svg:width="0.153cm" svg:height="0.191cm" svg:x="13.805cm" svg:y="12.206cm" svg:viewBox="0 0 154 192" svg:d="M146 59h-27c0-23-15-39-45-38-25 0-40 11-40 25 0 21 21 28 47 35 27 8 73 17 73 58 0 32-27 53-79 53-41 0-75-22-75-65h27c0 22 14 45 53 45 31 0 47-12 47-29 0-21-23-30-54-38-29-8-67-17-67-58 0-25 25-47 68-47 47 0 72 25 72 59z">
          <text:p/>
        </draw:path>
        <draw:path draw:style-name="gr10" draw:text-style-name="P9" draw:layer="layout" svg:width="0.167cm" svg:height="0.191cm" svg:x="13.999cm" svg:y="12.206cm" svg:viewBox="0 0 168 192" svg:d="M168 119c0 19-15 73-79 73-55 0-89-36-89-96 0-56 35-96 89-96 64 0 78 47 79 64h-27c-1-17-15-44-52-44-42 0-63 35-63 76 0 44 23 76 63 76s52-34 53-53z">
          <text:p/>
        </draw:path>
        <draw:path draw:style-name="gr10" draw:text-style-name="P9" draw:layer="layout" svg:width="0.179cm" svg:height="0.191cm" svg:x="14.21cm" svg:y="12.206cm" svg:viewBox="0 0 180 192" svg:d="M90 172c43 0 64-35 64-76s-21-76-64-76c-42 0-63 35-63 76 0 44 23 76 63 76zM0 96c0-57 35-96 90-96 54 0 90 36 90 96 0 61-37 96-90 96s-90-36-90-96z">
          <text:p/>
        </draw:path>
        <draw:path draw:style-name="gr10" draw:text-style-name="P9" draw:layer="layout" svg:width="0.168cm" svg:height="0.191cm" svg:x="13.24cm" svg:y="12.453cm" svg:viewBox="0 0 169 192" svg:d="M169 119c0 19-15 73-78 73-56 0-91-36-91-96 0-56 36-96 91-96 63 0 77 47 77 65h-26c-1-18-15-45-51-45-42 0-64 35-64 76 0 44 24 76 64 76 39 0 51-34 52-53z">
          <text:p/>
        </draw:path>
        <draw:polygon draw:style-name="gr10" draw:text-style-name="P9" draw:layer="layout" svg:width="0.118cm" svg:height="0.183cm" svg:x="13.456cm" svg:y="12.457cm" svg:viewBox="0 0 119 184" draw:points="0,184 0,0 117,0 117,23 26,23 26,79 111,79 111,101 26,101 26,162 119,162 119,184">
          <text:p/>
        </draw:polygon>
        <draw:path draw:style-name="gr10" draw:text-style-name="P9" draw:layer="layout" svg:width="0.146cm" svg:height="0.183cm" svg:x="13.628cm" svg:y="12.457cm" svg:viewBox="0 0 147 184" svg:d="M26 23v61h50c26 0 38-14 38-30s-12-31-38-31zM76 106h-50v78h-26v-184h74c47 0 66 24 66 54 0 37-29 46-38 47 0 0 0 1 45 83h-30z">
          <text:p/>
        </draw:path>
        <draw:polygon draw:style-name="gr10" draw:text-style-name="P9" draw:layer="layout" svg:width="0.15cm" svg:height="0.183cm" svg:x="13.804cm" svg:y="12.457cm" svg:viewBox="0 0 151 184" draw:points="151,0 151,23 88,23 88,184 62,184 62,23 0,23 0,0">
          <text:p/>
        </draw:polygon>
        <draw:polygon draw:style-name="gr10" draw:text-style-name="P9" draw:layer="layout" svg:width="0.026cm" svg:height="0.183cm" svg:x="14.005cm" svg:y="12.457cm" svg:viewBox="0 0 27 184" draw:points="0,0 27,0 27,184 0,184">
          <text:p/>
        </draw:polygon>
        <draw:polygon draw:style-name="gr10" draw:text-style-name="P9" draw:layer="layout" svg:width="0.116cm" svg:height="0.183cm" svg:x="14.082cm" svg:y="12.457cm" svg:viewBox="0 0 117 184" draw:points="26,23 26,79 106,79 106,101 26,101 26,184 0,184 0,0 117,0 117,23">
          <text:p/>
        </draw:polygon>
        <draw:polygon draw:style-name="gr10" draw:text-style-name="P9" draw:layer="layout" svg:width="0.026cm" svg:height="0.183cm" svg:x="14.251cm" svg:y="12.457cm" svg:viewBox="0 0 27 184" draw:points="0,0 27,0 27,184 0,184">
          <text:p/>
        </draw:polygon>
        <draw:polygon draw:style-name="gr10" draw:text-style-name="P9" draw:layer="layout" svg:width="0.118cm" svg:height="0.183cm" svg:x="14.333cm" svg:y="12.457cm" svg:viewBox="0 0 119 184" draw:points="0,184 0,0 116,0 116,23 26,23 26,79 109,79 109,101 26,101 26,162 119,162 119,184">
          <text:p/>
        </draw:polygon>
        <draw:path draw:style-name="gr10" draw:text-style-name="P9" draw:layer="layout" svg:width="0.154cm" svg:height="0.183cm" svg:x="14.505cm" svg:y="12.457cm" svg:viewBox="0 0 155 184" svg:d="M25 23v139h39c42 0 64-29 64-70 0-40-22-69-65-69zM155 92c0 61-37 92-91 92h-64v-184h63c56 0 92 33 92 92z">
          <text:p/>
        </draw:path>
        <draw:path draw:style-name="gr10" draw:text-style-name="P9" draw:layer="layout" svg:width="0.826cm" svg:height="1.345cm" svg:x="12.523cm" svg:y="12.695cm" svg:viewBox="0 0 827 1346" svg:d="M308 838c-142-236-226-530-230-838-15 18-122 133-57 384 166 640 611 894 806 962-217-125-391-296-519-508z">
          <text:p/>
        </draw:path>
        <draw:path draw:style-name="gr10" draw:text-style-name="P9" draw:layer="layout" svg:width="0.516cm" svg:height="1.523cm" svg:x="12.682cm" svg:y="12.288cm" svg:viewBox="0 0 517 1524" svg:d="M154 866c-74-277-76-567-6-866-20 13-151 107-148 360 8 657 350 1037 517 1164-175-192-296-413-363-658z">
          <text:p/>
        </draw:path>
        <draw:path draw:style-name="gr10" draw:text-style-name="P9" draw:layer="layout" svg:width="0.827cm" svg:height="1.345cm" svg:x="14.575cm" svg:y="12.695cm" svg:viewBox="0 0 828 1346" svg:d="M519 838c142-236 226-530 231-838 14 18 122 133 57 384-167 640-612 894-807 962 217-125 392-296 519-508z">
          <text:p/>
        </draw:path>
        <draw:path draw:style-name="gr10" draw:text-style-name="P9" draw:layer="layout" svg:width="0.516cm" svg:height="1.523cm" svg:x="14.726cm" svg:y="12.288cm" svg:viewBox="0 0 517 1524" svg:d="M362 866c75-277 77-567 6-866 20 13 152 107 149 360-7 657-351 1037-517 1164 174-192 296-413 362-658z">
          <text:p/>
        </draw:path>
        <draw:path draw:style-name="gr10" draw:text-style-name="P9" draw:layer="layout" svg:width="0.121cm" svg:height="0.151cm" svg:x="13.389cm" svg:y="13.554cm" svg:viewBox="0 0 122 152" svg:d="M21 18v51h41c21 0 31-12 31-25 0-14-9-26-31-26zM62 87h-41v65h-21v-152h61c38 0 55 19 55 43 0 32-25 38-32 40l38 69h-26z">
          <text:p/>
        </draw:path>
        <draw:path draw:style-name="gr10" draw:text-style-name="P9" draw:layer="layout" svg:width="0.148cm" svg:height="0.159cm" svg:x="13.525cm" svg:y="13.55cm" svg:viewBox="0 0 149 160" svg:d="M75 143c35 0 52-30 52-64 0-33-17-62-52-62s-52 29-52 62c0 36 19 64 52 64zM0 79c0-47 29-79 75-79 44 0 74 30 74 79 0 51-30 81-74 81-45 0-75-31-75-81z">
          <text:p/>
        </draw:path>
        <draw:path draw:style-name="gr10" draw:text-style-name="P9" draw:layer="layout" svg:width="0.121cm" svg:height="0.155cm" svg:x="13.699cm" svg:y="13.554cm" svg:viewBox="0 0 122 156" svg:d="M0 95v-95h21v98c0 28 17 41 40 41 24 0 40-14 40-41v-98h21v95c0 27-11 61-61 61-40 0-61-22-61-61z">
          <text:p/>
        </draw:path>
        <draw:polygon draw:style-name="gr10" draw:text-style-name="P9" draw:layer="layout" svg:width="0.124cm" svg:height="0.151cm" svg:x="13.843cm" svg:y="13.554cm" svg:viewBox="0 0 125 152" draw:points="125,0 125,18 72,18 72,152 51,152 51,18 0,18 0,0">
          <text:p/>
        </draw:polygon>
        <draw:polygon draw:style-name="gr10" draw:text-style-name="P9" draw:layer="layout" svg:width="0.021cm" svg:height="0.151cm" svg:x="13.99cm" svg:y="13.554cm" svg:viewBox="0 0 22 152" draw:points="0,0 22,0 22,152 0,152">
          <text:p/>
        </draw:polygon>
        <draw:polygon draw:style-name="gr10" draw:text-style-name="P9" draw:layer="layout" svg:width="0.123cm" svg:height="0.151cm" svg:x="14.043cm" svg:y="13.554cm" svg:viewBox="0 0 124 152" draw:points="29,0 104,125 105,125 105,0 124,0 124,152 97,152 19,23 19,152 0,152 0,0">
          <text:p/>
        </draw:polygon>
        <draw:path draw:style-name="gr10" draw:text-style-name="P9" draw:layer="layout" svg:width="0.144cm" svg:height="0.159cm" svg:x="14.191cm" svg:y="13.55cm" svg:viewBox="0 0 145 160" svg:d="M124 137c-4 5-18 23-49 23-45 0-75-31-75-81 0-47 28-79 75-79 49 0 66 31 68 54h-23c-1-11-10-37-45-37s-53 29-53 62c0 36 20 64 53 64 39 0 49-34 49-51h-49v-17h70v81h-20c0-15-1-19-1-19z">
          <text:p/>
        </draw:path>
        <draw:path draw:style-name="gr10" draw:text-style-name="P9" draw:layer="layout" svg:width="0.133cm" svg:height="0.158cm" svg:x="14.415cm" svg:y="13.551cm" svg:viewBox="0 0 134 159" svg:d="M54 60h1c15-9 20-15 20-25s-7-17-16-17c-12 0-18 7-18 17 0 11 7 18 13 25zM84 126c-11-13-24-29-35-42h-1c-14 8-25 17-25 31 0 18 15 25 32 25 13 0 22-6 29-14zM110 127c0 0 14 16 24 28h-26c-4-5-10-12-10-12-10 9-24 16-42 16-42 0-56-22-56-44s18-34 36-45l-1-1c-6-7-17-19-17-35 0-21 15-34 39-34 28 0 40 16 40 35 0 20-16 31-31 39 8 9 18 22 29 34 4-10 5-19 5-24h22c0 11-3 28-12 43z">
          <text:p/>
        </draw:path>
        <draw:path draw:style-name="gr10" draw:text-style-name="P9" draw:layer="layout" svg:width="0.126cm" svg:height="0.158cm" svg:x="13.358cm" svg:y="13.78cm" svg:viewBox="0 0 127 159" svg:d="M120 48h-22c0-18-12-31-36-31-22 0-34 9-34 21 0 17 18 22 40 28 21 6 59 14 59 48 0 27-22 45-64 45-35 0-63-18-63-55h22c0 20 12 38 45 38 25 0 38-10 38-23 0-19-19-26-45-33-24-7-55-14-55-48 0-20 21-38 57-38 38 0 58 20 58 48z">
          <text:p/>
        </draw:path>
        <draw:polygon draw:style-name="gr10" draw:text-style-name="P9" draw:layer="layout" svg:width="0.2cm" svg:height="0.151cm" svg:x="13.497cm" svg:y="13.783cm" svg:viewBox="0 0 201 152" draw:points="22,0 56,125 57,125 87,0 116,0 145,125 147,125 181,0 201,0 158,152 133,152 101,23 100,23 69,152 44,152 0,0">
          <text:p/>
        </draw:polygon>
        <draw:polygon draw:style-name="gr10" draw:text-style-name="P9" draw:layer="layout" svg:width="0.021cm" svg:height="0.151cm" svg:x="13.721cm" svg:y="13.783cm" svg:viewBox="0 0 22 152" draw:points="0,0 22,0 22,152 0,152">
          <text:p/>
        </draw:polygon>
        <draw:polygon draw:style-name="gr10" draw:text-style-name="P9" draw:layer="layout" svg:width="0.124cm" svg:height="0.151cm" svg:x="13.765cm" svg:y="13.783cm" svg:viewBox="0 0 125 152" draw:points="125,0 125,18 74,18 74,152 51,152 51,18 0,18 0,0">
          <text:p/>
        </draw:polygon>
        <draw:path draw:style-name="gr10" draw:text-style-name="P9" draw:layer="layout" svg:width="0.139cm" svg:height="0.158cm" svg:x="13.897cm" svg:y="13.78cm" svg:viewBox="0 0 140 159" svg:d="M140 98c0 16-12 61-65 61-46 0-75-30-75-79 0-47 30-80 75-80 52 0 64 39 64 54h-21c-1-15-14-37-43-37-35 0-53 29-53 63 0 36 19 62 53 62 31 0 42-28 43-44z">
          <text:p/>
        </draw:path>
        <draw:polygon draw:style-name="gr10" draw:text-style-name="P9" draw:layer="layout" svg:width="0.12cm" svg:height="0.151cm" svg:x="14.061cm" svg:y="13.783cm" svg:viewBox="0 0 121 152" draw:points="21,84 21,152 0,152 0,0 21,0 21,65 100,65 100,0 121,0 121,152 100,152 100,84">
          <text:p/>
        </draw:polygon>
        <draw:polygon draw:style-name="gr10" draw:text-style-name="P9" draw:layer="layout" svg:width="0.021cm" svg:height="0.151cm" svg:x="14.213cm" svg:y="13.783cm" svg:viewBox="0 0 22 152" draw:points="0,0 22,0 22,152 0,152">
          <text:p/>
        </draw:polygon>
        <draw:polygon draw:style-name="gr10" draw:text-style-name="P9" draw:layer="layout" svg:width="0.123cm" svg:height="0.151cm" svg:x="14.266cm" svg:y="13.783cm" svg:viewBox="0 0 124 152" draw:points="29,0 104,126 105,126 105,0 124,0 124,152 97,152 19,23 19,152 0,152 0,0">
          <text:p/>
        </draw:polygon>
        <draw:path draw:style-name="gr10" draw:text-style-name="P9" draw:layer="layout" svg:width="0.144cm" svg:height="0.158cm" svg:x="14.414cm" svg:y="13.78cm" svg:viewBox="0 0 145 159" svg:d="M124 136c-4 5-18 23-50 23-44 0-74-30-74-79 0-48 28-80 74-80 50 0 67 30 69 54h-23c-1-12-10-37-46-37-35 0-52 29-52 63 0 36 19 62 52 62 41 0 50-33 50-49h-50v-17h71v79h-19c-1-15-2-19-2-19z">
          <text:p/>
        </draw:path>
        <draw:frame draw:style-name="gr18" draw:text-style-name="P10" draw:layer="layout" svg:width="18.685cm" svg:height="0.243cm" svg:x="3.185cm" svg:y="19.3cm">
          <draw:text-box>
            <text:p text:style-name="P2"><text:span text:style-name="T6">All other trademarks mentioned in this document or Website are the property of their respective owners. The use of the word partner does not imply a partnership relationship between Cisco and any other company. (0609R) </text:span></text:p>
          </draw:text-box>
        </draw:frame>
        <draw:frame draw:style-name="gr19" draw:text-style-name="P11" draw:layer="layout" svg:width="8.975cm" svg:height="1.343cm" svg:x="10.407cm" svg:y="6.281cm">
          <draw:text-box>
            <text:p text:style-name="P2"><text:span text:style-name="T7">Clinton Okumu</text:span></text:p>
          </draw:text-box>
        </draw:frame>
        <draw:frame draw:style-name="gr20" draw:text-style-name="P12" draw:layer="layout" svg:width="0.408cm" svg:height="0.412cm" svg:x="5.632cm" svg:y="8.448cm">
          <draw:text-box>
            <text:p text:style-name="P2"><text:span text:style-name="T8">H</text:span></text:p>
          </draw:text-box>
        </draw:frame>
        <draw:frame draw:style-name="gr21" draw:text-style-name="P3" draw:layer="layout" svg:width="5.912cm" svg:height="0.319cm" svg:x="5.928cm" svg:y="8.515cm">
          <draw:text-box>
            <text:p text:style-name="P2"><text:span text:style-name="T9">AS SUCCESSFULLY COMPLETED THE </text:span></text:p>
          </draw:text-box>
        </draw:frame>
        <draw:frame draw:style-name="gr20" draw:text-style-name="P12" draw:layer="layout" svg:width="0.408cm" svg:height="0.412cm" svg:x="11.838cm" svg:y="8.448cm">
          <draw:text-box>
            <text:p text:style-name="P2"><text:span text:style-name="T8">C</text:span></text:p>
          </draw:text-box>
        </draw:frame>
        <draw:frame draw:style-name="gr22" draw:text-style-name="P3" draw:layer="layout" svg:width="0.867cm" svg:height="0.319cm" svg:x="12.133cm" svg:y="8.515cm">
          <draw:text-box>
            <text:p text:style-name="P2"><text:span text:style-name="T9">ISCO </text:span></text:p>
          </draw:text-box>
        </draw:frame>
        <draw:frame draw:style-name="gr20" draw:text-style-name="P12" draw:layer="layout" svg:width="0.408cm" svg:height="0.412cm" svg:x="12.998cm" svg:y="8.448cm">
          <draw:text-box>
            <text:p text:style-name="P2"><text:span text:style-name="T8">C</text:span></text:p>
          </draw:text-box>
        </draw:frame>
        <draw:frame draw:style-name="gr23" draw:text-style-name="P3" draw:layer="layout" svg:width="9.017cm" svg:height="0.319cm" svg:x="13.293cm" svg:y="8.515cm">
          <draw:text-box>
            <text:p text:style-name="P2"><text:span text:style-name="T9">ERTIFICATION REQUIREMENTS AND IS RECOGNIZED AS A</text:span></text:p>
          </draw:text-box>
        </draw:frame>
        <draw:frame draw:style-name="gr24" draw:text-style-name="P13" draw:layer="layout" svg:width="25.191cm" svg:height="1.157cm" svg:x="2.152cm" svg:y="9.607cm">
          <draw:text-box>
            <text:p text:style-name="P2"><text:span text:style-name="T10">Cisco Certified Network Associate Routing and Switching</text:span></text:p>
          </draw:text-box>
        </draw:frame>
        <draw:frame draw:style-name="gr20" draw:text-style-name="P12" draw:layer="layout" svg:width="0.408cm" svg:height="0.412cm" svg:x="10.214cm" svg:y="15.309cm">
          <draw:text-box>
            <text:p text:style-name="P2"><text:span text:style-name="T8">C</text:span></text:p>
          </draw:text-box>
        </draw:frame>
        <draw:frame draw:style-name="gr25" draw:text-style-name="P3" draw:layer="layout" svg:width="2.295cm" svg:height="0.319cm" svg:x="10.51cm" svg:y="15.375cm">
          <draw:text-box>
            <text:p text:style-name="P2"><text:span text:style-name="T9">ERTIFICATION </text:span></text:p>
          </draw:text-box>
        </draw:frame>
        <draw:frame draw:style-name="gr20" draw:text-style-name="P12" draw:layer="layout" svg:width="0.408cm" svg:height="0.412cm" svg:x="12.803cm" svg:y="15.309cm">
          <draw:text-box>
            <text:p text:style-name="P2"><text:span text:style-name="T8">D</text:span></text:p>
          </draw:text-box>
        </draw:frame>
        <draw:frame draw:style-name="gr26" draw:text-style-name="P3" draw:layer="layout" svg:width="0.62cm" svg:height="0.319cm" svg:x="13.099cm" svg:y="15.375cm">
          <draw:text-box>
            <text:p text:style-name="P2"><text:span text:style-name="T9">ATE</text:span></text:p>
          </draw:text-box>
        </draw:frame>
        <draw:frame draw:style-name="gr20" draw:text-style-name="P12" draw:layer="layout" svg:width="0.408cm" svg:height="0.412cm" svg:x="10.988cm" svg:y="15.802cm">
          <draw:text-box>
            <text:p text:style-name="P2"><text:span text:style-name="T8">V</text:span></text:p>
          </draw:text-box>
        </draw:frame>
        <draw:frame draw:style-name="gr27" draw:text-style-name="P3" draw:layer="layout" svg:width="0.796cm" svg:height="0.319cm" svg:x="11.261cm" svg:y="15.869cm">
          <draw:text-box>
            <text:p text:style-name="P2"><text:span text:style-name="T9">ALID </text:span></text:p>
          </draw:text-box>
        </draw:frame>
        <draw:frame draw:style-name="gr20" draw:text-style-name="P12" draw:layer="layout" svg:width="0.408cm" svg:height="0.412cm" svg:x="12.055cm" svg:y="15.802cm">
          <draw:text-box>
            <text:p text:style-name="P2"><text:span text:style-name="T8">T</text:span></text:p>
          </draw:text-box>
        </draw:frame>
        <draw:frame draw:style-name="gr28" draw:text-style-name="P3" draw:layer="layout" svg:width="1.413cm" svg:height="0.319cm" svg:x="12.305cm" svg:y="15.869cm">
          <draw:text-box>
            <text:p text:style-name="P2"><text:span text:style-name="T9">HROUGH</text:span></text:p>
          </draw:text-box>
        </draw:frame>
        <draw:frame draw:style-name="gr20" draw:text-style-name="P12" draw:layer="layout" svg:width="0.408cm" svg:height="0.412cm" svg:x="11.402cm" svg:y="16.296cm">
          <draw:text-box>
            <text:p text:style-name="P2"><text:span text:style-name="T8">C</text:span></text:p>
          </draw:text-box>
        </draw:frame>
        <draw:frame draw:style-name="gr22" draw:text-style-name="P3" draw:layer="layout" svg:width="0.867cm" svg:height="0.319cm" svg:x="11.698cm" svg:y="16.363cm">
          <draw:text-box>
            <text:p text:style-name="P2"><text:span text:style-name="T9">ISCO </text:span></text:p>
          </draw:text-box>
        </draw:frame>
        <draw:frame draw:style-name="gr29" draw:text-style-name="P12" draw:layer="layout" svg:width="0.823cm" svg:height="0.412cm" svg:x="12.562cm" svg:y="16.296cm">
          <draw:text-box>
            <text:p text:style-name="P2"><text:span text:style-name="T8">ID N</text:span></text:p>
          </draw:text-box>
        </draw:frame>
        <draw:frame draw:style-name="gr30" draw:text-style-name="P3" draw:layer="layout" svg:width="0.337cm" svg:height="0.319cm" svg:x="13.381cm" svg:y="16.363cm">
          <draw:text-box>
            <text:p text:style-name="P2"><text:span text:style-name="T9">O.</text:span></text:p>
          </draw:text-box>
        </draw:frame>
        <draw:frame draw:style-name="gr31" draw:text-style-name="P14" draw:layer="layout" svg:width="2.713cm" svg:height="0.577cm" svg:x="14.224cm" svg:y="15.154cm">
          <draw:text-box>
            <text:p text:style-name="P2"><text:span text:style-name="T11">April 25, 2025</text:span></text:p>
          </draw:text-box>
        </draw:frame>
        <draw:frame draw:style-name="gr31" draw:text-style-name="P14" draw:layer="layout" svg:width="2.713cm" svg:height="0.577cm" svg:x="14.224cm" svg:y="15.648cm">
          <draw:text-box>
            <text:p text:style-name="P2"><text:span text:style-name="T11">April 25, 2025</text:span></text:p>
          </draw:text-box>
        </draw:frame>
        <draw:frame draw:style-name="gr32" draw:text-style-name="P14" draw:layer="layout" svg:width="3.037cm" svg:height="0.577cm" svg:x="14.224cm" svg:y="16.142cm">
          <draw:text-box>
            <text:p text:style-name="P2"><text:span text:style-name="T11">CSCO12608414</text:span></text:p>
          </draw:text-box>
        </draw:frame>
        <draw:frame draw:style-name="gr33" draw:text-style-name="P15" draw:layer="layout" svg:width="3.153cm" svg:height="0.48cm" svg:x="7.239cm" svg:y="17.022cm">
          <draw:text-box>
            <text:p text:style-name="P2"><text:span text:style-name="T12">417634175589ERXI</text:span></text:p>
          </draw:text-box>
        </draw:frame>
        <draw:frame draw:style-name="gr34" draw:text-style-name="P16" draw:layer="layout" svg:width="1.3cm" svg:height="0.391cm" svg:x="24.78cm" svg:y="19.087cm">
          <draw:text-box>
            <text:p text:style-name="P2"><text:span text:style-name="T13">10188155</text:span></text:p>
          </draw:text-box>
        </draw:frame>
        <draw:frame draw:style-name="gr35" draw:text-style-name="P16" draw:layer="layout" svg:width="0.651cm" svg:height="0.391cm" svg:x="25.407cm" svg:y="19.426cm">
          <draw:text-box>
            <text:p text:style-name="P2"><text:span text:style-name="T13">050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Cisco" svg:font-family="Cisco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bon" svg:font-family="Sabo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30T10:06:49.553917460</dc:date>
    <meta:editing-duration>PT2M55S</meta:editing-duration>
    <meta:editing-cycles>2</meta:editing-cycles>
    <meta:generator>LibreOffice/25.2.4.3$Linux_X86_64 LibreOffice_project/520$Build-3</meta:generator>
    <meta:document-statistic meta:object-count="100"/>
  </office:meta>
</office:document-meta>
</file>